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Menlo" svg:font-family="Menlo, Monaco, Consolas, 'Courier New', monospac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3" style:family="table">
      <style:table-properties style:width="16.487cm" fo:margin-left="0cm" fo:margin-top="0cm" fo:margin-bottom="0cm" table:align="left" style:writing-mode="lr-tb"/>
    </style:style>
    <style:style style:name="Таблица3.A" style:family="table-column">
      <style:table-column-properties style:column-width="3.096cm"/>
    </style:style>
    <style:style style:name="Таблица3.B" style:family="table-column">
      <style:table-column-properties style:column-width="1.614cm"/>
    </style:style>
    <style:style style:name="Таблица3.C" style:family="table-column">
      <style:table-column-properties style:column-width="1.408cm"/>
    </style:style>
    <style:style style:name="Таблица3.D" style:family="table-column">
      <style:table-column-properties style:column-width="1.96cm"/>
    </style:style>
    <style:style style:name="Таблица3.E" style:family="table-column">
      <style:table-column-properties style:column-width="2.321cm"/>
    </style:style>
    <style:style style:name="Таблица3.F" style:family="table-column">
      <style:table-column-properties style:column-width="2.09cm"/>
    </style:style>
    <style:style style:name="Таблица3.G" style:family="table-column">
      <style:table-column-properties style:column-width="1.76cm"/>
    </style:style>
    <style:style style:name="Таблица3.H" style:family="table-column">
      <style:table-column-properties style:column-width="2.23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3.A2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15.804cm" fo:margin-left="-0.053cm" fo:margin-top="0cm" fo:margin-bottom="0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2.251cm"/>
    </style:style>
    <style:style style:name="Таблица1.F" style:family="table-column">
      <style:table-column-properties style:column-width="2.249cm"/>
    </style:style>
    <style:style style:name="Таблица1.1" style:family="table-row">
      <style:table-row-properties style:min-row-height="0.684cm" fo:keep-together="auto"/>
    </style:style>
    <style:style style:name="Таблица1.A1" style:family="table-cell">
      <style:table-cell-properties style:vertical-align="" fo:padding-left="0.053cm" fo:padding-right="0.053cm" fo:padding-top="0cm" fo:padding-bottom="0cm" fo:border="none"/>
    </style:style>
    <style:style style:name="Таблица1.2" style:family="table-row">
      <style:table-row-properties style:min-row-height="0.452cm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officeooo:paragraph-rsid="00045b8b" style:font-size-asian="12pt" style:language-asian="ru" style:country-asian="RU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language="ru" fo:country="RU" officeooo:paragraph-rsid="00045b8b" style:font-size-asian="12pt" style:language-asian="ru" style:country-asian="RU" style:font-size-complex="12pt"/>
    </style:style>
    <style:style style:name="P3" style:family="paragraph" style:parent-style-name="Standard">
      <style:paragraph-properties fo:line-height="100%" fo:orphans="0" fo:widows="0"/>
      <style:text-properties fo:font-size="12pt" fo:language="ru" fo:country="RU" officeooo:rsid="00045b8b" officeooo:paragraph-rsid="00045b8b" style:font-size-asian="12pt" style:language-asian="ru" style:country-asian="RU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language="ru" fo:country="RU" officeooo:paragraph-rsid="00045b8b" style:language-asian="ru" style:country-asian="RU"/>
    </style:style>
    <style:style style:name="P5" style:family="paragraph" style:parent-style-name="Standard">
      <style:paragraph-properties fo:line-height="100%" fo:orphans="0" fo:widows="0"/>
      <style:text-properties officeooo:paragraph-rsid="00045b8b" style:language-asian="ru" style:country-asian="RU"/>
    </style:style>
    <style:style style:name="P6" style:family="paragraph" style:parent-style-name="Standard">
      <style:paragraph-properties fo:line-height="100%" fo:orphans="0" fo:widows="0"/>
      <style:text-properties officeooo:rsid="00045b8b" officeooo:paragraph-rsid="00045b8b" style:language-asian="ru" style:country-asian="RU"/>
    </style:style>
    <style:style style:name="P7" style:family="paragraph" style:parent-style-name="Standard">
      <style:text-properties officeooo:paragraph-rsid="00045b8b"/>
    </style:style>
    <style:style style:name="P8" style:family="paragraph" style:parent-style-name="Standard">
      <style:paragraph-properties fo:line-height="100%" fo:orphans="0" fo:widows="0"/>
      <style:text-properties fo:font-variant="normal" fo:text-transform="none" fo:color="#000000" style:font-name="Liberation Serif" fo:font-size="9pt" fo:letter-spacing="normal" fo:font-style="normal" fo:font-weight="normal" officeooo:paragraph-rsid="00045b8b" style:language-asian="ru" style:country-asian="RU"/>
    </style:style>
    <style:style style:name="P9" style:family="paragraph" style:parent-style-name="Standard">
      <style:paragraph-properties fo:line-height="100%" fo:orphans="0" fo:widows="0"/>
      <style:text-properties style:font-name="Liberation Serif" officeooo:paragraph-rsid="00045b8b" style:language-asian="ru" style:country-asian="RU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color="#000000" fo:font-size="12pt" style:font-size-asian="12pt" style:font-size-complex="12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4"><text:span text:style-name="T1">Ordering</text:span></text:p>
          </table:table-cell>
          <table:table-cell table:style-name="Таблица3.A1" office:value-type="string">
            <text:p text:style-name="P4"><text:span text:style-name="T1">Random Access</text:span></text:p>
          </table:table-cell>
          <table:table-cell table:style-name="Таблица3.A1" office:value-type="string">
            <text:p text:style-name="P4"><text:span text:style-name="T1">Key-Value Pairs</text:span></text:p>
          </table:table-cell>
          <table:table-cell table:style-name="Таблица3.A1" office:value-type="string">
            <text:p text:style-name="P4"><text:span text:style-name="T1">Allows Duplicates</text:span></text:p>
          </table:table-cell>
          <table:table-cell table:style-name="Таблица3.A1" office:value-type="string">
            <text:p text:style-name="P4"><text:span text:style-name="T1">Allows Null Values</text:span></text:p>
          </table:table-cell>
          <table:table-cell table:style-name="Таблица3.A1" office:value-type="string">
            <text:p text:style-name="P4"><text:span text:style-name="T1">Thread Safe</text:span></text:p>
          </table:table-cell>
          <table:table-cell table:style-name="Таблица3.A1" office:value-type="string">
            <text:p text:style-name="P4"><text:span text:style-name="T1">Blocking Operations</text:span></text:p>
          </table:table-cell>
        </table:table-row>
        <table:table-row table:style-name="Таблица3.1">
          <table:table-cell table:style-name="Таблица3.A2" office:value-type="string">
            <text:p text:style-name="P10">ArrayList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LinkedList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HashSet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TreeSet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HashMap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TreeMap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</table:table-row>
        <table:table-row table:style-name="Таблица3.1">
          <table:table-cell table:style-name="Таблица3.A2" office:value-type="string">
            <text:p text:style-name="P10">Vector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Hashtable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Properti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Stack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CopyOnWriteArrayList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ConcurrentHashMap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  <table:table-row table:style-name="Таблица3.1">
          <table:table-cell table:style-name="Таблица3.A2" office:value-type="string">
            <text:p text:style-name="P10">CopyOnWriteArraySet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No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10">Yes</text:p>
          </table:table-cell>
          <table:table-cell table:style-name="Таблица3.A2" office:value-type="string">
            <text:p text:style-name="P2"/>
          </table:table-cell>
        </table:table-row>
      </table:table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 table:number-columns-repeated="2"/>
        <table:table-row table:style-name="Таблица1.1"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  <table:table-cell table:style-name="Таблица1.A1" office:value-type="string">
            <text:p text:style-name="P10"><text:span text:style-name="T3"/></text:p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Standard"/>
      <text:p text:style-name="P7"/>
      <text:p text:style-name="P7"/>
      <text:p text:style-name="P7"/>
      <text:p text:style-name="P7">Коллекция<text:tab/>Упорядо чивание<text:tab/>Random Access<text:tab/>Ключ-значение<text:tab/>Дубликат Элементы<text:tab/>Нулевой элемент<text:tab/>Потоко безопасность</text:p>
      <text:p text:style-name="P7">ArrayList<text:tab/>Yes<text:tab/>Yes<text:tab/>No<text:tab/>Yes<text:tab/>Yes<text:tab/>No</text:p>
      <text:p text:style-name="P7">LinkedList<text:tab/>Yes<text:tab/>No<text:tab/>No<text:tab/>Yes<text:tab/>Yes<text:tab/>No</text:p>
      <text:p text:style-name="P7">HashSet<text:tab/>No<text:tab/>No<text:tab/>No<text:tab/>No<text:tab/>Yes<text:tab/>No</text:p>
      <text:p text:style-name="P7">TreeSet<text:tab/>Yes<text:tab/>No<text:tab/>No<text:tab/>No<text:tab/>No<text:tab/>No</text:p>
      <text:p text:style-name="P7">HashMap<text:tab/>No<text:tab/>Yes<text:tab/>Yes<text:tab/>No<text:tab/>Yes<text:tab/>No</text:p>
      <text:p text:style-name="P7">TreeMap<text:tab/>Yes<text:tab/>Yes<text:tab/>Yes<text:tab/>No<text:tab/>No<text:tab/>No</text:p>
      <text:p text:style-name="P7">Vector<text:tab/>Yes<text:tab/>Yes<text:tab/>No<text:tab/>Yes<text:tab/>Yes<text:tab/>Yes</text:p>
      <text:p text:style-name="P7">Hashtable<text:tab/>No<text:tab/>Yes<text:tab/>Yes<text:tab/>No<text:tab/>No<text:tab/>Yes</text:p>
      <text:p text:style-name="P7">Properties<text:tab/>No<text:tab/>Yes<text:tab/>Yes<text:tab/>No<text:tab/>No<text:tab/>Yes</text:p>
      <text:p text:style-name="P7">Stack<text:tab/>Yes<text:tab/>No<text:tab/>No<text:tab/>Yes<text:tab/>Yes<text:tab/>Yes</text:p>
      <text:p text:style-name="P7"><text:soft-page-break/>CopyOnWriteArrayList<text:tab/>Yes<text:tab/>Yes<text:tab/>No<text:tab/>Yes<text:tab/>Yes<text:tab/>Yes</text:p>
      <text:p text:style-name="P7">ConcurrentHashMap<text:tab/>No<text:tab/>Yes<text:tab/>Yes<text:tab/>No<text:tab/>No<text:tab/>Yes</text:p>
      <text:p text:style-name="P7">CopyOnWriteArraySet<text:tab/>No<text:tab/>No<text:tab/>No<text:tab/>No<text:tab/>Yes<text:tab/>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Menlo" svg:font-family="Menlo, Monaco, Consolas, 'Courier New', monospac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3:56:43.785872366</meta:creation-date>
    <dc:date>2018-06-20T15:04:48.132429933</dc:date>
    <meta:editing-duration>PT4M21S</meta:editing-duration>
    <meta:editing-cycles>1</meta:editing-cycles>
    <meta:document-statistic meta:table-count="2" meta:image-count="0" meta:object-count="0" meta:page-count="2" meta:paragraph-count="118" meta:word-count="214" meta:character-count="956" meta:non-whitespace-character-count="860"/>
    <meta:generator>LibreOffice/6.0.3.2$Linux_X86_64 LibreOffice_project/00m0$Build-2</meta:generator>
  </office:meta>
</office:document-meta>
</file>